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3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8618in"/>
    </style:style>
    <style:style style:name="co6" style:family="table-column">
      <style:table-column-properties fo:break-before="auto" style:column-width="2in"/>
    </style:style>
    <style:style style:name="co7" style:family="table-column">
      <style:table-column-properties fo:break-before="auto" style:column-width="1.778in"/>
    </style:style>
    <style:style style:name="co8" style:family="table-column">
      <style:table-column-properties fo:break-before="auto" style:column-width="1.8756in"/>
    </style:style>
    <style:style style:name="co9" style:family="table-column">
      <style:table-column-properties fo:break-before="auto" style:column-width="1.7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db elav, tub Gal80 ts</text:p>
          </table:table-cell>
          <table:table-cell office:value-type="string" calcext:value-type="string">
            <text:p>Day 30 LD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ty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42-RNAi <text:s text:c="20"/></text:p>
          </table:table-cell>
          <table:table-cell office:value-type="string" calcext:value-type="string">
            <text:p>y,n=9</text:p>
          </table:table-cell>
          <table:table-cell office:value-type="string" calcext:value-type="string">
            <text:p>y, n=8</text:p>
          </table:table-cell>
          <table:table-cell office:value-type="string" calcext:value-type="string">
            <text:p>y, n=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 n= 6</text:p>
          </table:table-cell>
          <table:table-cell office:value-type="string" calcext:value-type="string">
            <text:p>y, n=5</text:p>
          </table:table-cell>
          <table:table-cell office:value-type="string" calcext:value-type="string">
            <text:p>y, n= 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l-3 RNAi <text:s text:c="23"/></text:p>
          </table:table-cell>
          <table:table-cell office:value-type="string" calcext:value-type="string">
            <text:p>y, n=8</text:p>
          </table:table-cell>
          <table:table-cell table:number-columns-repeated="2" office:value-type="string" calcext:value-type="string">
            <text:p>y, n=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8"/></text:p>
          </table:table-cell>
          <table:table-cell table:style-name="ce7" office:value-type="string" calcext:value-type="string">
            <text:p>y, n= 2</text:p>
          </table:table-cell>
          <table:table-cell office:value-type="string" calcext:value-type="string">
            <text:p>y, n=5</text:p>
          </table:table-cell>
          <table:table-cell office:value-type="string" calcext:value-type="string">
            <text:p>y, n= 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y, n=5</text:p>
          </table:table-cell>
          <table:table-cell table:style-name="ce8"/>
          <table:table-cell table:style-name="ce8" office:value-type="string" calcext:value-type="string">
            <text:p>y, n= 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6Pdh-TRIP <text:s text:c="12"/></text:p>
          </table:table-cell>
          <table:table-cell office:value-type="string" calcext:value-type="string">
            <text:p>y, n=13</text:p>
          </table:table-cell>
          <table:table-cell office:value-type="string" calcext:value-type="string">
            <text:p>y, n=7</text:p>
          </table:table-cell>
          <table:table-cell office:value-type="string" calcext:value-type="string">
            <text:p>y, n=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 n= 7</text:p>
          </table:table-cell>
          <table:table-cell office:value-type="string" calcext:value-type="string">
            <text:p>y, n=8</text:p>
          </table:table-cell>
          <table:table-cell office:value-type="string" calcext:value-type="string">
            <text:p>y, n= 7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-Pgd-TRIP <text:s text:c="18"/></text:p>
          </table:table-cell>
          <table:table-cell office:value-type="string" calcext:value-type="string">
            <text:p>y, n=7</text:p>
          </table:table-cell>
          <table:table-cell office:value-type="string" calcext:value-type="string">
            <text:p>y, n=10</text:p>
          </table:table-cell>
          <table:table-cell office:value-type="string" calcext:value-type="string">
            <text:p>y, n=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 n= 7</text:p>
          </table:table-cell>
          <table:table-cell office:value-type="string" calcext:value-type="string">
            <text:p>y, n=6</text:p>
          </table:table-cell>
          <table:table-cell office:value-type="string" calcext:value-type="string">
            <text:p>y, n= 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b repo, tub Gal80 ts</text:p>
          </table:table-cell>
          <table:table-cell office:value-type="string" calcext:value-type="string">
            <text:p>Day 30 LD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D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otyp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D42-RNAi <text:s text:c="20"/></text:p>
          </table:table-cell>
          <table:table-cell office:value-type="string" calcext:value-type="string">
            <text:p>y, n=12</text:p>
          </table:table-cell>
          <table:table-cell office:value-type="string" calcext:value-type="string">
            <text:p>y, n=7</text:p>
          </table:table-cell>
          <table:table-cell office:value-type="string" calcext:value-type="string">
            <text:p>y, n=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 n= 10</text:p>
          </table:table-cell>
          <table:table-cell office:value-type="string" calcext:value-type="string">
            <text:p>y, n=6</text:p>
          </table:table-cell>
          <table:table-cell office:value-type="string" calcext:value-type="string">
            <text:p>y, n= 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kl-3 RNAi <text:s text:c="23"/></text:p>
          </table:table-cell>
          <table:table-cell office:value-type="string" calcext:value-type="string">
            <text:p>y,n=5</text:p>
          </table:table-cell>
          <table:table-cell office:value-type="string" calcext:value-type="string">
            <text:p>y,n=6</text:p>
          </table:table-cell>
          <table:table-cell office:value-type="string" calcext:value-type="string">
            <text:p>y,n=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 n= 6</text:p>
          </table:table-cell>
          <table:table-cell office:value-type="string" calcext:value-type="string">
            <text:p>y, n=5</text:p>
          </table:table-cell>
          <table:table-cell office:value-type="string" calcext:value-type="string">
            <text:p>y, n= 7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y, n= 5</text:p>
          </table:table-cell>
          <table:table-cell table:style-name="ce8" office:value-type="string" calcext:value-type="string">
            <text:p>y, n=6</text:p>
          </table:table-cell>
          <table:table-cell table:style-name="ce8"/>
          <table:table-cell table:number-columns-repeated="5"/>
        </table:table-row>
        <table:table-row table:style-name="ro1">
          <table:table-cell office:value-type="string" calcext:value-type="string">
            <text:p>G6Pdh-TRIP <text:s text:c="12"/></text:p>
          </table:table-cell>
          <table:table-cell office:value-type="string" calcext:value-type="string">
            <text:p>y, n= 10</text:p>
          </table:table-cell>
          <table:table-cell office:value-type="string" calcext:value-type="string">
            <text:p>y, n=5</text:p>
          </table:table-cell>
          <table:table-cell office:value-type="string" calcext:value-type="string">
            <text:p>y, n= 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string" calcext:value-type="string">
            <text:p>y,n=7</text:p>
          </table:table-cell>
          <table:table-cell office:value-type="string" calcext:value-type="string">
            <text:p>y, n=8</text:p>
          </table:table-cell>
          <table:table-cell office:value-type="string" calcext:value-type="string">
            <text:p>y, n= 6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6-Pgd-TRIP <text:s text:c="18"/></text:p>
          </table:table-cell>
          <table:table-cell office:value-type="string" calcext:value-type="string">
            <text:p>y, n=11</text:p>
          </table:table-cell>
          <table:table-cell office:value-type="string" calcext:value-type="string">
            <text:p>y, n=4</text:p>
          </table:table-cell>
          <table:table-cell office:value-type="string" calcext:value-type="string">
            <text:p>y,n=6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y, n=5</text:p>
          </table:table-cell>
          <table:table-cell office:value-type="string" calcext:value-type="string">
            <text:p>y, n= 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 calcext:value-type="string">
            <text:p>y,n=5</text:p>
          </table:table-cell>
          <table:table-cell table:style-name="ce9" office:value-type="string" calcext:value-type="string">
            <text:p>y, n=4</text:p>
          </table:table-cell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2021_06_22_elav,tubGal80ts_kl-3_day30_LD_set2.lif</text:p>
          </table:table-cell>
          <table:table-cell office:value-type="string" calcext:value-type="string">
            <text:p><text:s/>47.lif</text:p>
          </table:table-cell>
        </table:table-row>
        <table:table-row table:style-name="ro1">
          <table:table-cell office:value-type="string" calcext:value-type="string">
            <text:p><text:s/>2021_06_22_elav,tubGal80ts_kl-3_day30_DD_set2.lif</text:p>
          </table:table-cell>
          <table:table-cell office:value-type="string" calcext:value-type="string">
            <text:p><text:s/>46.lif</text:p>
          </table:table-cell>
        </table:table-row>
        <table:table-row table:style-name="ro1">
          <table:table-cell office:value-type="string" calcext:value-type="string">
            <text:p><text:s/>2021_05_28_repo,tubGal80ts_G6Pdh_TRIP_day30_DD_set2.lif</text:p>
          </table:table-cell>
          <table:table-cell office:value-type="string" calcext:value-type="string">
            <text:p><text:s/>25.lif</text:p>
          </table:table-cell>
        </table:table-row>
        <table:table-row table:style-name="ro1">
          <table:table-cell office:value-type="string" calcext:value-type="string">
            <text:p><text:s/>2021_05_21_repo,tubGal80ts_Pgd-TRIP_day30_LL_set1.lif</text:p>
          </table:table-cell>
          <table:table-cell office:value-type="string" calcext:value-type="string">
            <text:p><text:s/>6.lif</text:p>
          </table:table-cell>
        </table:table-row>
        <table:table-row table:style-name="ro1">
          <table:table-cell office:value-type="string" calcext:value-type="string">
            <text:p><text:s/>2021_05_21_repo,tubGal80ts_G6Pdh-TRIP_day30_LL_set1.lif</text:p>
          </table:table-cell>
          <table:table-cell office:value-type="string" calcext:value-type="string">
            <text:p><text:s/>3.lif</text:p>
          </table:table-cell>
        </table:table-row>
        <table:table-row table:style-name="ro1">
          <table:table-cell office:value-type="string" calcext:value-type="string">
            <text:p><text:s/>2021_05_28_repo,tubGal80ts_kl-3_VDRC_day30_LL_set2.lif</text:p>
          </table:table-cell>
          <table:table-cell office:value-type="string" calcext:value-type="string">
            <text:p><text:s/>27.lif</text:p>
          </table:table-cell>
        </table:table-row>
        <table:table-row table:style-name="ro1">
          <table:table-cell office:value-type="string" calcext:value-type="string">
            <text:p><text:s/>2021_05_28_repo,tubGal80ts_Pgd_TRIP_day30_LD_set2.lif</text:p>
          </table:table-cell>
          <table:table-cell office:value-type="string" calcext:value-type="string">
            <text:p><text:s/>29.lif</text:p>
          </table:table-cell>
        </table:table-row>
        <table:table-row table:style-name="ro1">
          <table:table-cell office:value-type="string" calcext:value-type="string">
            <text:p><text:s/>2021_05_21_repo,tubGal80ts_Pgd-TRIP_day30_DD_set1.lif</text:p>
          </table:table-cell>
          <table:table-cell office:value-type="string" calcext:value-type="string">
            <text:p><text:s/>4.lif</text:p>
          </table:table-cell>
        </table:table-row>
        <table:table-row table:style-name="ro1">
          <table:table-cell office:value-type="string" calcext:value-type="string">
            <text:p><text:s/>2021_05_22_repo,tubGal80ts_kl-3_VDRC_day30_LD_set1.lif</text:p>
          </table:table-cell>
          <table:table-cell office:value-type="string" calcext:value-type="string">
            <text:p><text:s/>8.lif</text:p>
          </table:table-cell>
        </table:table-row>
        <table:table-row table:style-name="ro1">
          <table:table-cell office:value-type="string" calcext:value-type="string">
            <text:p><text:s/>2021_05_28_repo,tubGal80ts_Pgd_TRIP_day30_LL_set2.lif</text:p>
          </table:table-cell>
          <table:table-cell office:value-type="string" calcext:value-type="string">
            <text:p><text:s/>30.lif</text:p>
          </table:table-cell>
        </table:table-row>
        <table:table-row table:style-name="ro1">
          <table:table-cell office:value-type="string" calcext:value-type="string">
            <text:p><text:s/>2021_06_22_elav,tubGal80ts_Pgd-TRIP_day30_DD_set2.lif</text:p>
          </table:table-cell>
          <table:table-cell office:value-type="string" calcext:value-type="string">
            <text:p><text:s/>49.lif</text:p>
          </table:table-cell>
        </table:table-row>
        <table:table-row table:style-name="ro1">
          <table:table-cell office:value-type="string" calcext:value-type="string">
            <text:p><text:s/>2021_06_21_elav,tubGal80ts_ND42_day30_LL_set2.lif</text:p>
          </table:table-cell>
          <table:table-cell office:value-type="string" calcext:value-type="string">
            <text:p><text:s/>42.lif</text:p>
          </table:table-cell>
        </table:table-row>
        <table:table-row table:style-name="ro1">
          <table:table-cell office:value-type="string" calcext:value-type="string">
            <text:p><text:s/>2021_06_22_elav,tubGal80ts_kl-3_day30_LL_set2.lif</text:p>
          </table:table-cell>
          <table:table-cell office:value-type="string" calcext:value-type="string">
            <text:p><text:s/>48.lif</text:p>
          </table:table-cell>
        </table:table-row>
        <table:table-row table:style-name="ro1">
          <table:table-cell office:value-type="string" calcext:value-type="string">
            <text:p><text:s/>2021_06_15_repo,tubGal80ts_kl-3_VDRC_day30_LD_set2.lif</text:p>
          </table:table-cell>
          <table:table-cell office:value-type="string" calcext:value-type="string">
            <text:p><text:s/>36.lif</text:p>
          </table:table-cell>
        </table:table-row>
        <table:table-row table:style-name="ro1">
          <table:table-cell office:value-type="string" calcext:value-type="string">
            <text:p><text:s/>2021_05_21_repo,tubGal80ts_G6Pdh-TRIP_day30_DD_set1.lif</text:p>
          </table:table-cell>
          <table:table-cell office:value-type="string" calcext:value-type="string">
            <text:p><text:s/>1.lif</text:p>
          </table:table-cell>
        </table:table-row>
        <table:table-row table:style-name="ro1">
          <table:table-cell office:value-type="string" calcext:value-type="string">
            <text:p><text:s/>2021_05_28_repo,tubGal80ts_Pgd_TRIP_day30_DD_set2.lif</text:p>
          </table:table-cell>
          <table:table-cell office:value-type="string" calcext:value-type="string">
            <text:p><text:s/>28.lif</text:p>
          </table:table-cell>
        </table:table-row>
        <table:table-row table:style-name="ro1">
          <table:table-cell office:value-type="string" calcext:value-type="string">
            <text:p><text:s/>2021_06_15_repo,tubGal80ts_ND42_day30_LL_set2.lif</text:p>
          </table:table-cell>
          <table:table-cell office:value-type="string" calcext:value-type="string">
            <text:p><text:s/>39.lif</text:p>
          </table:table-cell>
        </table:table-row>
        <table:table-row table:style-name="ro1">
          <table:table-cell office:value-type="string" calcext:value-type="string">
            <text:p><text:s/>2021_05_22_repo,tubGal80ts_kl-3_VDRC_day30_LL_set1.lif</text:p>
          </table:table-cell>
          <table:table-cell office:value-type="string" calcext:value-type="string">
            <text:p><text:s/>9.lif</text:p>
          </table:table-cell>
        </table:table-row>
        <table:table-row table:style-name="ro1">
          <table:table-cell office:value-type="string" calcext:value-type="string">
            <text:p><text:s/>2021_05_22_repo,tubGal80ts_ND42_day30_LL_set1.lif</text:p>
          </table:table-cell>
          <table:table-cell office:value-type="string" calcext:value-type="string">
            <text:p><text:s/>12.lif</text:p>
          </table:table-cell>
        </table:table-row>
        <table:table-row table:style-name="ro1">
          <table:table-cell office:value-type="string" calcext:value-type="string">
            <text:p><text:s/>2021_06_22_elav,tubGal80ts_Pgd-TRIP_day30_LL_set2.lif</text:p>
          </table:table-cell>
          <table:table-cell office:value-type="string" calcext:value-type="string">
            <text:p><text:s/>51.lif</text:p>
          </table:table-cell>
        </table:table-row>
        <table:table-row table:style-name="ro1">
          <table:table-cell office:value-type="string" calcext:value-type="string">
            <text:p><text:s/>2021_06_21_elav,tubGal80ts_ND42_day30_LD_set2.lif</text:p>
          </table:table-cell>
          <table:table-cell office:value-type="string" calcext:value-type="string">
            <text:p><text:s/>41.lif</text:p>
          </table:table-cell>
        </table:table-row>
        <table:table-row table:style-name="ro1">
          <table:table-cell office:value-type="string" calcext:value-type="string">
            <text:p><text:s/>2021_05_25_elav,tubGal80ts_Pgd-TRIP_day30_LD_set1.lif</text:p>
          </table:table-cell>
          <table:table-cell office:value-type="string" calcext:value-type="string">
            <text:p><text:s/>17.lif</text:p>
          </table:table-cell>
        </table:table-row>
        <table:table-row table:style-name="ro1">
          <table:table-cell office:value-type="string" calcext:value-type="string">
            <text:p><text:s/>2021_05_25_elav,tubGal80ts_G6Pdh-TRIP_day30_LL_set1.lif</text:p>
          </table:table-cell>
          <table:table-cell office:value-type="string" calcext:value-type="string">
            <text:p><text:s/>15.lif</text:p>
          </table:table-cell>
        </table:table-row>
        <table:table-row table:style-name="ro1">
          <table:table-cell office:value-type="string" calcext:value-type="string">
            <text:p><text:s/>2021_06_15_repo,tubGal80ts_G6Pdh-TRIP_day30_LD_set2.lif</text:p>
          </table:table-cell>
          <table:table-cell office:value-type="string" calcext:value-type="string">
            <text:p><text:s/>34.lif</text:p>
          </table:table-cell>
        </table:table-row>
        <table:table-row table:style-name="ro1">
          <table:table-cell office:value-type="string" calcext:value-type="string">
            <text:p><text:s/>2021_06_15_repo,tubGal80ts_kl-3_VDRC_day30_DD_set2.lif</text:p>
          </table:table-cell>
          <table:table-cell office:value-type="string" calcext:value-type="string">
            <text:p><text:s/>35.lif</text:p>
          </table:table-cell>
        </table:table-row>
        <table:table-row table:style-name="ro1">
          <table:table-cell office:value-type="string" calcext:value-type="string">
            <text:p><text:s/>2021_06_10_repo,tubGal80ts_Pgd-TRIP_30DD_set3.lif</text:p>
          </table:table-cell>
          <table:table-cell office:value-type="string" calcext:value-type="string">
            <text:p><text:s/>32.lif</text:p>
          </table:table-cell>
        </table:table-row>
        <table:table-row table:style-name="ro1">
          <table:table-cell office:value-type="string" calcext:value-type="string">
            <text:p><text:s/>2021_06_10_repo,tubGal80ts_Pgd-TRIP_30LL_set3.lif</text:p>
          </table:table-cell>
          <table:table-cell office:value-type="string" calcext:value-type="string">
            <text:p><text:s/>33.lif</text:p>
          </table:table-cell>
        </table:table-row>
        <table:table-row table:style-name="ro1">
          <table:table-cell office:value-type="string" calcext:value-type="string">
            <text:p><text:s/>2021_05_28_repo,tubGal80ts_G6Pdh_TRIP_day30_LL_set2.lif</text:p>
          </table:table-cell>
          <table:table-cell office:value-type="string" calcext:value-type="string">
            <text:p><text:s/>26.lif</text:p>
          </table:table-cell>
        </table:table-row>
        <table:table-row table:style-name="ro1">
          <table:table-cell office:value-type="string" calcext:value-type="string">
            <text:p><text:s/>2021_05_26_elav,tubGal80ts_kl-3_VDRC_day30_LD_set1.lif</text:p>
          </table:table-cell>
          <table:table-cell office:value-type="string" calcext:value-type="string">
            <text:p><text:s/>20.lif</text:p>
          </table:table-cell>
        </table:table-row>
        <table:table-row table:style-name="ro1">
          <table:table-cell office:value-type="string" calcext:value-type="string">
            <text:p><text:s/>2021_06_22_elav,tubGal80ts_G6Pdh-TRIP_day30_LD_set2.lif</text:p>
          </table:table-cell>
          <table:table-cell office:value-type="string" calcext:value-type="string">
            <text:p><text:s/>44.lif</text:p>
          </table:table-cell>
        </table:table-row>
        <table:table-row table:style-name="ro1">
          <table:table-cell office:value-type="string" calcext:value-type="string">
            <text:p><text:s/>2021_05_26_elav,tubGal80ts_kl-3_VDRC_day30_DD_set1.lif</text:p>
          </table:table-cell>
          <table:table-cell office:value-type="string" calcext:value-type="string">
            <text:p><text:s/>19.lif</text:p>
          </table:table-cell>
        </table:table-row>
        <table:table-row table:style-name="ro1">
          <table:table-cell office:value-type="string" calcext:value-type="string">
            <text:p><text:s/>2021_06_15_repo,tubGal80ts_ND42_day30_DD_set2.lif</text:p>
          </table:table-cell>
          <table:table-cell office:value-type="string" calcext:value-type="string">
            <text:p><text:s/>37.lif</text:p>
          </table:table-cell>
        </table:table-row>
        <table:table-row table:style-name="ro1">
          <table:table-cell office:value-type="string" calcext:value-type="string">
            <text:p><text:s/>2021_06_22_elav,tubGal80ts_G6Pdh-TRIP_day30_DD_set2.lif</text:p>
          </table:table-cell>
          <table:table-cell office:value-type="string" calcext:value-type="string">
            <text:p><text:s/>43.lif</text:p>
          </table:table-cell>
        </table:table-row>
        <table:table-row table:style-name="ro1">
          <table:table-cell office:value-type="string" calcext:value-type="string">
            <text:p><text:s/>2021_05_22_repo,tubGal80ts_kl-3_VDRC_day30_DD_set1.lif</text:p>
          </table:table-cell>
          <table:table-cell office:value-type="string" calcext:value-type="string">
            <text:p><text:s/>7.lif</text:p>
          </table:table-cell>
        </table:table-row>
        <table:table-row table:style-name="ro1">
          <table:table-cell office:value-type="string" calcext:value-type="string">
            <text:p><text:s/>2021_05_26_elav,tubGal80ts_kl-3_VDRC_day30_LL_set1.lif</text:p>
          </table:table-cell>
          <table:table-cell office:value-type="string" calcext:value-type="string">
            <text:p><text:s/>21.lif</text:p>
          </table:table-cell>
        </table:table-row>
        <table:table-row table:style-name="ro1">
          <table:table-cell office:value-type="string" calcext:value-type="string">
            <text:p><text:s/>2021_05_25_elav,tubGal80ts_G6Pdh-TRIP_day30_DD_set1.lif</text:p>
          </table:table-cell>
          <table:table-cell office:value-type="string" calcext:value-type="string">
            <text:p><text:s/>13.lif</text:p>
          </table:table-cell>
        </table:table-row>
        <table:table-row table:style-name="ro1">
          <table:table-cell office:value-type="string" calcext:value-type="string">
            <text:p><text:s/>2021_05_26_elav,tubGal80ts_ND42_TRIP_day30_LL_set1.lif</text:p>
          </table:table-cell>
          <table:table-cell office:value-type="string" calcext:value-type="string">
            <text:p><text:s/>24.lif</text:p>
          </table:table-cell>
        </table:table-row>
        <table:table-row table:style-name="ro1">
          <table:table-cell office:value-type="string" calcext:value-type="string">
            <text:p><text:s/>2021_06_22_elav,tubGal80ts_Pgd-TRIP_day30_LD_set2.lif</text:p>
          </table:table-cell>
          <table:table-cell office:value-type="string" calcext:value-type="string">
            <text:p><text:s/>50.lif</text:p>
          </table:table-cell>
        </table:table-row>
        <table:table-row table:style-name="ro1">
          <table:table-cell office:value-type="string" calcext:value-type="string">
            <text:p><text:s/>2021_05_25_elav,tubGal80ts_Pgd-TRIP_day30_DD_set1.lif</text:p>
          </table:table-cell>
          <table:table-cell office:value-type="string" calcext:value-type="string">
            <text:p><text:s/>16.lif</text:p>
          </table:table-cell>
        </table:table-row>
        <table:table-row table:style-name="ro1">
          <table:table-cell office:value-type="string" calcext:value-type="string">
            <text:p><text:s/>2021_06_21_elav,tubGal80ts_ND42_day30_DD_set2.lif</text:p>
          </table:table-cell>
          <table:table-cell office:value-type="string" calcext:value-type="string">
            <text:p><text:s/>40.lif</text:p>
          </table:table-cell>
        </table:table-row>
        <table:table-row table:style-name="ro1">
          <table:table-cell office:value-type="string" calcext:value-type="string">
            <text:p><text:s/>2021_05_26_elav,tubGal80ts_ND42_TRIP_day30_LD_set1.lif</text:p>
          </table:table-cell>
          <table:table-cell office:value-type="string" calcext:value-type="string">
            <text:p><text:s/>23.lif</text:p>
          </table:table-cell>
        </table:table-row>
        <table:table-row table:style-name="ro1">
          <table:table-cell office:value-type="string" calcext:value-type="string">
            <text:p><text:s/>2021_05_22_repo,tubGal80ts_ND42_day30_DD_set1.lif</text:p>
          </table:table-cell>
          <table:table-cell office:value-type="string" calcext:value-type="string">
            <text:p><text:s/>10.lif</text:p>
          </table:table-cell>
        </table:table-row>
        <table:table-row table:style-name="ro1">
          <table:table-cell office:value-type="string" calcext:value-type="string">
            <text:p><text:s/>2021_06_22_elav,tubGal80ts_G6Pdh-TRIP_day30_LL_set2.lif</text:p>
          </table:table-cell>
          <table:table-cell office:value-type="string" calcext:value-type="string">
            <text:p><text:s/>45.lif</text:p>
          </table:table-cell>
        </table:table-row>
        <table:table-row table:style-name="ro1">
          <table:table-cell office:value-type="string" calcext:value-type="string">
            <text:p><text:s/>2021_05_21_repo,tubGal80ts_Pgd-TRIP_day30_LD_set1.lif</text:p>
          </table:table-cell>
          <table:table-cell office:value-type="string" calcext:value-type="string">
            <text:p><text:s/>5.lif</text:p>
          </table:table-cell>
        </table:table-row>
        <table:table-row table:style-name="ro1">
          <table:table-cell office:value-type="string" calcext:value-type="string">
            <text:p><text:s/>2021_05_26_elav,tubGal80ts_ND42_TRIP_day30_DD_set1.lif</text:p>
          </table:table-cell>
          <table:table-cell office:value-type="string" calcext:value-type="string">
            <text:p><text:s/>22.lif</text:p>
          </table:table-cell>
        </table:table-row>
        <table:table-row table:style-name="ro1">
          <table:table-cell office:value-type="string" calcext:value-type="string">
            <text:p><text:s/>2021_05_25_elav,tubGal80ts_Pgd-TRIP_day30_LL_set1.lif</text:p>
          </table:table-cell>
          <table:table-cell office:value-type="string" calcext:value-type="string">
            <text:p><text:s/>18.lif</text:p>
          </table:table-cell>
        </table:table-row>
        <table:table-row table:style-name="ro1">
          <table:table-cell office:value-type="string" calcext:value-type="string">
            <text:p><text:s/>2021_05_22_repo,tubGal80ts_ND42_day30_LD_set1.lif</text:p>
          </table:table-cell>
          <table:table-cell office:value-type="string" calcext:value-type="string">
            <text:p><text:s/>11.lif</text:p>
          </table:table-cell>
        </table:table-row>
        <table:table-row table:style-name="ro1">
          <table:table-cell office:value-type="string" calcext:value-type="string">
            <text:p><text:s/>2021_05_21_repo,tubGal80ts_G6Pdh-TRIP_day30_LD_set1.lif</text:p>
          </table:table-cell>
          <table:table-cell office:value-type="string" calcext:value-type="string">
            <text:p><text:s/>2.lif</text:p>
          </table:table-cell>
        </table:table-row>
        <table:table-row table:style-name="ro1">
          <table:table-cell office:value-type="string" calcext:value-type="string">
            <text:p><text:s/>2021_06_10_elav,tubGal80ts_Pgd-TRIP_30DD_set3.lif</text:p>
          </table:table-cell>
          <table:table-cell office:value-type="string" calcext:value-type="string">
            <text:p><text:s/>31.lif</text:p>
          </table:table-cell>
        </table:table-row>
        <table:table-row table:style-name="ro1">
          <table:table-cell office:value-type="string" calcext:value-type="string">
            <text:p><text:s/>2021_05_25_elav,tubGal80ts_G6Pdh-TRIP_day30_LD_set1.lif</text:p>
          </table:table-cell>
          <table:table-cell office:value-type="string" calcext:value-type="string">
            <text:p><text:s/>14.lif</text:p>
          </table:table-cell>
        </table:table-row>
        <table:table-row table:style-name="ro1">
          <table:table-cell office:value-type="string" calcext:value-type="string">
            <text:p><text:s/>2021_06_15_repo,tubGal80ts_ND42_day30_LD_set2.lif</text:p>
          </table:table-cell>
          <table:table-cell office:value-type="string" calcext:value-type="string">
            <text:p><text:s/>38.lif</text:p>
          </table:table-cell>
        </table:table-row>
      </table:table>
      <table:table table:name="Sheet3" table:style-name="ta1">
        <table:table-column table:style-name="co4" table:number-columns-repeated="19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l. quality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cl. qualit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l. quality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xcl. quality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cl. qua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xcl. quality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l. quality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2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xcl. quality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xcl. quality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excl. quality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cl. quality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excl. quality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string" calcext:value-type="string">
            <text:p>excl. quality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excl. quality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2"/>
        </table:table-row>
        <table:table-row table:style-name="ro1"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string" calcext:value-type="string">
            <text:p>excl. quality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</table:table>
      <table:table table:name="Sheet5" table:style-name="ta1">
        <table:table-column table:style-name="co6" table:number-columns-repeated="64" table:default-cell-style-name="Default"/>
        <table:table-row table:style-name="ro1">
          <table:table-cell office:value-type="string" calcext:value-type="string">
            <text:p><text:span text:style-name="T1">elav ND42 </text:span>LD</text:p>
          </table:table-cell>
          <table:table-cell office:value-type="string" calcext:value-type="string">
            <text:p><text:span text:style-name="T1">elav ND42 </text:span>LL</text:p>
          </table:table-cell>
          <table:table-cell office:value-type="string" calcext:value-type="string">
            <text:p><text:span text:style-name="T1">elav ND42 D</text:span>D</text:p>
          </table:table-cell>
          <table:table-cell office:value-type="string" calcext:value-type="string">
            <text:p><text:span text:style-name="T1">repo ND42 </text:span>LD</text:p>
          </table:table-cell>
          <table:table-cell office:value-type="string" calcext:value-type="string">
            <text:p><text:span text:style-name="T1">repo ND42 </text:span>LL</text:p>
          </table:table-cell>
          <table:table-cell office:value-type="string" calcext:value-type="string">
            <text:p><text:span text:style-name="T1">repo ND42 </text:span>DD</text:p>
          </table:table-cell>
          <table:table-cell office:value-type="string" calcext:value-type="string">
            <text:p><text:span text:style-name="T1">elav kl3 </text:span>LD</text:p>
          </table:table-cell>
          <table:table-cell office:value-type="string" calcext:value-type="string">
            <text:p><text:span text:style-name="T1">elav kl3 </text:span>LL</text:p>
          </table:table-cell>
          <table:table-cell office:value-type="string" calcext:value-type="string">
            <text:p><text:span text:style-name="T1">elav kl3 </text:span>DD</text:p>
          </table:table-cell>
          <table:table-cell office:value-type="string" calcext:value-type="string">
            <text:p><text:span text:style-name="T1">repo kl3 </text:span>LD</text:p>
          </table:table-cell>
          <table:table-cell office:value-type="string" calcext:value-type="string">
            <text:p><text:span text:style-name="T1">repo kl3 </text:span>LL</text:p>
          </table:table-cell>
          <table:table-cell office:value-type="string" calcext:value-type="string">
            <text:p><text:span text:style-name="T1">repo kl3 </text:span>DD</text:p>
          </table:table-cell>
          <table:table-cell office:value-type="string" calcext:value-type="string">
            <text:p><text:span text:style-name="T1">elav G6Pdh TRIP</text:span>LD</text:p>
          </table:table-cell>
          <table:table-cell office:value-type="string" calcext:value-type="string">
            <text:p><text:span text:style-name="T1">elav G6Pdh TRIP </text:span>LL</text:p>
          </table:table-cell>
          <table:table-cell office:value-type="string" calcext:value-type="string">
            <text:p><text:span text:style-name="T1">elav G6Pdh TRIP </text:span>DD</text:p>
          </table:table-cell>
          <table:table-cell office:value-type="string" calcext:value-type="string">
            <text:p><text:span text:style-name="T1">repo G6Pdh TRIP </text:span>LD</text:p>
          </table:table-cell>
          <table:table-cell office:value-type="string" calcext:value-type="string">
            <text:p><text:span text:style-name="T1">repo G6Pdh TRIP </text:span>LL</text:p>
          </table:table-cell>
          <table:table-cell office:value-type="string" calcext:value-type="string">
            <text:p><text:span text:style-name="T1">repo G6Pdh TRIP </text:span>DD</text:p>
          </table:table-cell>
          <table:table-cell office:value-type="string" calcext:value-type="string">
            <text:p><text:span text:style-name="T1">elav Pgd TRIP </text:span>LD</text:p>
          </table:table-cell>
          <table:table-cell office:value-type="string" calcext:value-type="string">
            <text:p><text:span text:style-name="T1">elav Pgd TRIP </text:span>LL</text:p>
          </table:table-cell>
          <table:table-cell office:value-type="string" calcext:value-type="string">
            <text:p><text:span text:style-name="T1">elav Pgd TRIP </text:span>DD</text:p>
          </table:table-cell>
          <table:table-cell office:value-type="string" calcext:value-type="string">
            <text:p><text:span text:style-name="T1">repo Pgd TRIP </text:span>LD</text:p>
          </table:table-cell>
          <table:table-cell office:value-type="string" calcext:value-type="string">
            <text:p><text:span text:style-name="T1">repo Pgd TRIP </text:span>LL</text:p>
          </table:table-cell>
          <table:table-cell office:value-type="string" calcext:value-type="string">
            <text:p><text:span text:style-name="T1">repo Pgd TRIP </text:span>DD</text:p>
          </table:table-cell>
          <table:table-cell table:number-columns-repeated="4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4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4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0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6" calcext:value-type="float">
            <text:p>6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table:number-columns-repeated="43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43"/>
        </table:table-row>
      </table:table>
      <table:table table:name="Sheet4" table:style-name="ta1">
        <table:shapes>
          <draw:frame draw:z-index="0" draw:style-name="gr1" draw:text-style-name="P1" svg:width="10.2713in" svg:height="4.9067in" svg:x="7.865in" svg:y="2.2311in">
            <draw:object draw:notify-on-update-of-ranges="Sheet4.H1:Sheet4.H1 Sheet4.H2:Sheet4.H5 Sheet4.H6:Sheet4.H9 Sheet4.H6:Sheet4.H9 Sheet4.I1:Sheet4.I1 Sheet4.I2:Sheet4.I5 Sheet4.I6:Sheet4.I9 Sheet4.I6:Sheet4.I9 Sheet4.J1:Sheet4.J1 Sheet4.J2:Sheet4.J5 Sheet4.J6:Sheet4.J9 Sheet4.J6:Sheet4.J9 Sheet4.M1:Sheet4.M1 Sheet4.M2:Sheet4.M5 Sheet4.M6:Sheet4.M9 Sheet4.M6:Sheet4.M9 Sheet4.N1:Sheet4.N1 Sheet4.N2:Sheet4.N5 Sheet4.N6:Sheet4.N9 Sheet4.N6:Sheet4.N9 Sheet4.O1:Sheet4.O1 Sheet4.O2:Sheet4.O5 Sheet4.O6:Sheet4.O9 Sheet4.O6:Sheet4.O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61in" svg:height="3.5409in" svg:x="7.0417in" svg:y="7.7925in">
            <draw:object draw:notify-on-update-of-ranges="Sheet4.H1:Sheet4.H1 Sheet4.H3:Sheet4.H5 Sheet4.H7:Sheet4.J7 Sheet4.H7:Sheet4.J7 Sheet4.I1:Sheet4.I1 Sheet4.I3:Sheet4.I5 Sheet4.H8:Sheet4.J8 Sheet4.H8:Sheet4.J8 Sheet4.J1:Sheet4.J1 Sheet4.J3:Sheet4.J5 Sheet4.H9:Sheet4.J9 Sheet4.H9:Sheet4.J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Default"/>
        <table:table-column table:style-name="co4" table:number-columns-repeated="5" table:default-cell-style-name="Default"/>
        <table:table-column table:style-name="co8" table:default-cell-style-name="Default"/>
        <table:table-column table:style-name="co4" table:number-columns-repeated="4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db elav, tub Gal80 ts</text:p>
          </table:table-cell>
          <table:table-cell office:value-type="string" calcext:value-type="string">
            <text:p>Day 30 LD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DD</text:p>
          </table:table-cell>
          <table:table-cell table:number-columns-repeated="3"/>
          <table:table-cell office:value-type="string" calcext:value-type="string">
            <text:p>LD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LD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string" calcext:value-type="string">
            <text:p>genotype</text:p>
          </table:table-cell>
          <table:table-cell table:number-columns-repeated="5"/>
          <table:table-cell table:style-name="ce4" office:value-type="string" calcext:value-type="string">
            <text:p>elav_ND42_day30</text:p>
          </table:table-cell>
          <table:table-cell office:value-type="float" office:value="5.78571428571429" calcext:value-type="float">
            <text:p>5.78571428571429</text:p>
          </table:table-cell>
          <table:table-cell office:value-type="float" office:value="13.1" calcext:value-type="float">
            <text:p>13.1</text:p>
          </table:table-cell>
          <table:table-cell office:value-type="float" office:value="6.73333333333333" calcext:value-type="float">
            <text:p>6.73333333333333</text:p>
          </table:table-cell>
          <table:table-cell/>
          <table:table-cell table:style-name="ce4" office:value-type="string" calcext:value-type="string">
            <text:p>repo_ND42_day30</text:p>
          </table:table-cell>
          <table:table-cell office:value-type="float" office:value="5.73684210526316" calcext:value-type="float">
            <text:p>5.73684210526316</text:p>
          </table:table-cell>
          <table:table-cell office:value-type="float" office:value="7.72727272727273" calcext:value-type="float">
            <text:p>7.7272727272727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ND42-RNAi <text:s text:c="20"/>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style-name="ce4" office:value-type="string" calcext:value-type="string">
            <text:p>elav_kl-3_day30</text:p>
          </table:table-cell>
          <table:table-cell office:value-type="float" office:value="3.55555555555556" calcext:value-type="float">
            <text:p>3.55555555555556</text:p>
          </table:table-cell>
          <table:table-cell office:value-type="float" office:value="8.5" calcext:value-type="float">
            <text:p>8.5</text:p>
          </table:table-cell>
          <table:table-cell office:value-type="float" office:value="3.7" calcext:value-type="float">
            <text:p>3.7</text:p>
          </table:table-cell>
          <table:table-cell/>
          <table:table-cell table:style-name="ce4" office:value-type="string" calcext:value-type="string">
            <text:p><text:span text:style-name="T2">repo</text:span>_kl-3_day30</text:p>
          </table:table-cell>
          <table:table-cell office:value-type="float" office:value="13.6363636363636" calcext:value-type="float">
            <text:p>13.6363636363636</text:p>
          </table:table-cell>
          <table:table-cell office:value-type="float" office:value="5.1" calcext:value-type="float">
            <text:p>5.1</text:p>
          </table:table-cell>
          <table:table-cell office:value-type="float" office:value="9.23076923076923" calcext:value-type="float">
            <text:p>9.23076923076923</text:p>
          </table:table-cell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4" office:value-type="string" calcext:value-type="string">
            <text:p>elav_G6Pdh_TRIP_day30</text:p>
          </table:table-cell>
          <table:table-cell office:value-type="float" office:value="13" calcext:value-type="float">
            <text:p>13</text:p>
          </table:table-cell>
          <table:table-cell office:value-type="float" office:value="12.6153846153846" calcext:value-type="float">
            <text:p>12.6153846153846</text:p>
          </table:table-cell>
          <table:table-cell office:value-type="float" office:value="6.75" calcext:value-type="float">
            <text:p>6.75</text:p>
          </table:table-cell>
          <table:table-cell/>
          <table:table-cell table:style-name="ce4" office:value-type="string" calcext:value-type="string">
            <text:p><text:span text:style-name="T2">repo</text:span>_G6Pdh_TRIP_day30</text:p>
          </table:table-cell>
          <table:table-cell office:value-type="float" office:value="9.4" calcext:value-type="float">
            <text:p>9.4</text:p>
          </table:table-cell>
          <table:table-cell office:value-type="float" office:value="16.6666666666667" calcext:value-type="float">
            <text:p>16.666666666666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formula="of:=AVERAGE([$Sheet3.K20:$Sheet3.K28];[$Sheet3.S1:$Sheet3.S6])" office:value-type="float" office:value="5.78571428571429" calcext:value-type="float">
            <text:p>5.78571428571429</text:p>
          </table:table-cell>
          <table:table-cell table:formula="of:=AVERAGE([$Sheet3.K29:$Sheet3.K36];[$Sheet3.S7:$Sheet3.S11])" office:value-type="float" office:value="13.1" calcext:value-type="float">
            <text:p>13.1</text:p>
          </table:table-cell>
          <table:table-cell table:formula="of:=AVERAGE([$Sheet3.K10:$Sheet3.K19];[$Sheet3.O61:$Sheet3.O68])" office:value-type="float" office:value="6.73333333333333" calcext:value-type="float">
            <text:p>6.73333333333333</text:p>
          </table:table-cell>
          <table:table-cell table:number-columns-repeated="2"/>
          <table:table-cell table:style-name="ce4" office:value-type="string" calcext:value-type="string">
            <text:p>elav_6-Pgd-TRIP_day30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13.6428571428571" calcext:value-type="float">
            <text:p>13.6428571428571</text:p>
          </table:table-cell>
          <table:table-cell office:value-type="float" office:value="4.15789473684211" calcext:value-type="float">
            <text:p>4.15789473684211</text:p>
          </table:table-cell>
          <table:table-cell/>
          <table:table-cell table:style-name="ce4" office:value-type="string" calcext:value-type="string">
            <text:p><text:span text:style-name="T2">repo</text:span>_6-Pgd-TRIP_day30</text:p>
          </table:table-cell>
          <table:table-cell office:value-type="float" office:value="17.8461538461538" calcext:value-type="float">
            <text:p>17.8461538461538</text:p>
          </table:table-cell>
          <table:table-cell office:value-type="float" office:value="13.2142857142857" calcext:value-type="float">
            <text:p>13.214285714285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tandard error</text:p>
          </table:table-cell>
          <table:table-cell table:style-name="ce9" table:formula="of:=STDEV([$Sheet3.G20:$Sheet3.G27];[$Sheet3.S1:$Sheet3.S6])/SQRT(COUNT([$Sheet3.G20:$Sheet3.G27];[$Sheet3.S1:$Sheet3.S6]))" office:value-type="float" office:value="0.686724769533551" calcext:value-type="float">
            <text:p>0.686724769533551</text:p>
          </table:table-cell>
          <table:table-cell table:style-name="ce9" table:formula="of:=STDEV([$Sheet3.K29:$Sheet3.K36];[$Sheet3.S7:$Sheet3.S11])/SQRT(COUNT([$Sheet3.K29:$Sheet3.K36];[$Sheet3.S7:$Sheet3.S11]))" office:value-type="float" office:value="2.62233992202892" calcext:value-type="float">
            <text:p>2.62233992202892</text:p>
          </table:table-cell>
          <table:table-cell table:style-name="ce9" table:formula="of:=STDEV([$Sheet3.K10:$Sheet3.K19];[$Sheet3.O61:$Sheet3.O68])/SQRT(COUNT([$Sheet3.K10:$Sheet3.K19];[$Sheet3.O61:$Sheet3.O68]))" office:value-type="float" office:value="0.720229240402081" calcext:value-type="float">
            <text:p>0.720229240402081</text:p>
          </table:table-cell>
          <table:table-cell table:style-name="ce9"/>
          <table:table-cell table:number-columns-repeated="2"/>
          <table:table-cell table:style-name="ce9" office:value-type="float" office:value="0.686724769533551" calcext:value-type="float">
            <text:p>0.686724769533551</text:p>
          </table:table-cell>
          <table:table-cell table:style-name="ce9" office:value-type="float" office:value="2.62233992202892" calcext:value-type="float">
            <text:p>2.62233992202892</text:p>
          </table:table-cell>
          <table:table-cell table:style-name="ce9" office:value-type="float" office:value="0.720229240402081" calcext:value-type="float">
            <text:p>0.720229240402081</text:p>
          </table:table-cell>
          <table:table-cell table:number-columns-repeated="2"/>
          <table:table-cell table:style-name="ce9" office:value-type="float" office:value="0.576550060531754" calcext:value-type="float">
            <text:p>0.576550060531754</text:p>
          </table:table-cell>
          <table:table-cell table:style-name="ce9" office:value-type="float" office:value="1.27985019784568" calcext:value-type="float">
            <text:p>1.27985019784568</text:p>
          </table:table-cell>
          <table:table-cell table:style-name="ce9" office:value-type="float" office:value="0.56591645841811" calcext:value-type="float">
            <text:p>0.56591645841811</text:p>
          </table:table-cell>
        </table:table-row>
        <table:table-row table:style-name="ro1">
          <table:table-cell table:number-columns-repeated="7"/>
          <table:table-cell table:style-name="ce9" office:value-type="float" office:value="0.6478835438717" calcext:value-type="float">
            <text:p>0.6478835438717</text:p>
          </table:table-cell>
          <table:table-cell table:style-name="ce9" office:value-type="float" office:value="1.39533855998095" calcext:value-type="float">
            <text:p>1.39533855998095</text:p>
          </table:table-cell>
          <table:table-cell table:style-name="ce9" office:value-type="float" office:value="1.02252411001186" calcext:value-type="float">
            <text:p>1.02252411001186</text:p>
          </table:table-cell>
          <table:table-cell table:number-columns-repeated="2"/>
          <table:table-cell table:style-name="ce9" office:value-type="float" office:value="3.2453399521404" calcext:value-type="float">
            <text:p>3.2453399521404</text:p>
          </table:table-cell>
          <table:table-cell table:style-name="ce9" office:value-type="float" office:value="1.00498756211209" calcext:value-type="float">
            <text:p>1.00498756211209</text:p>
          </table:table-cell>
          <table:table-cell table:style-name="ce9" office:value-type="float" office:value="1.67237680606362" calcext:value-type="float">
            <text:p>1.67237680606362</text:p>
          </table:table-cell>
        </table:table-row>
        <table:table-row table:style-name="ro1">
          <table:table-cell office:value-type="string" calcext:value-type="string">
            <text:p>kl-3 RNAi <text:s text:c="23"/>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style-name="ce9" office:value-type="float" office:value="2.5102730106973" calcext:value-type="float">
            <text:p>2.5102730106973</text:p>
          </table:table-cell>
          <table:table-cell table:style-name="ce9" office:value-type="float" office:value="2.49753329984335" calcext:value-type="float">
            <text:p>2.49753329984335</text:p>
          </table:table-cell>
          <table:table-cell table:style-name="ce9" office:value-type="float" office:value="1.23168399134902" calcext:value-type="float">
            <text:p>1.23168399134902</text:p>
          </table:table-cell>
          <table:table-cell table:number-columns-repeated="2"/>
          <table:table-cell table:style-name="ce9" office:value-type="float" office:value="1.37944088052266" calcext:value-type="float">
            <text:p>1.37944088052266</text:p>
          </table:table-cell>
          <table:table-cell table:style-name="ce9" office:value-type="float" office:value="3.29217008041563" calcext:value-type="float">
            <text:p>3.29217008041563</text:p>
          </table:table-cell>
          <table:table-cell table:style-name="ce9" office:value-type="float" office:value="2.49443825784929" calcext:value-type="float">
            <text:p>2.49443825784929</text:p>
          </table:table-cell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style-name="ce9" office:value-type="float" office:value="0.979589689408765" calcext:value-type="float">
            <text:p>0.979589689408765</text:p>
          </table:table-cell>
          <table:table-cell table:style-name="ce9" office:value-type="float" office:value="2.39644228718173" calcext:value-type="float">
            <text:p>2.39644228718173</text:p>
          </table:table-cell>
          <table:table-cell table:style-name="ce9" office:value-type="float" office:value="0.654552916006233" calcext:value-type="float">
            <text:p>0.654552916006233</text:p>
          </table:table-cell>
          <table:table-cell table:number-columns-repeated="2"/>
          <table:table-cell table:style-name="ce9" office:value-type="float" office:value="3.35476345959331" calcext:value-type="float">
            <text:p>3.35476345959331</text:p>
          </table:table-cell>
          <table:table-cell table:style-name="ce9" office:value-type="float" office:value="2.90732037690041" calcext:value-type="float">
            <text:p>2.90732037690041</text:p>
          </table:table-cell>
          <table:table-cell table:style-name="ce9" office:value-type="float" office:value="1.28708717909604" calcext:value-type="float">
            <text:p>1.28708717909604</text:p>
          </table:table-cell>
        </table:table-row>
        <table:table-row table:style-name="ro1">
          <table:table-cell/>
          <table:table-cell table:style-name="ce7" table:formula="of:=AVERAGE([$Sheet3.S35:$Sheet3.S36];[$Sheet3.G82:$Sheet3.G89])" office:value-type="float" office:value="3.55555555555556" calcext:value-type="float">
            <text:p>3.55555555555556</text:p>
          </table:table-cell>
          <table:table-cell table:style-name="ce7" table:formula="of:=AVERAGE([$Sheet3.S37:$Sheet3.S41];[$Sheet3.K1:$Sheet3.K9])" office:value-type="float" office:value="8.5" calcext:value-type="float">
            <text:p>8.5</text:p>
          </table:table-cell>
          <table:table-cell table:style-name="ce7" table:formula="of:=AVERAGE([$Sheet3.G73:$Sheet3.G81];[$Sheet3.S33:$Sheet3.S34])" office:value-type="float" office:value="3.7" calcext:value-type="float">
            <text:p>3.7</text:p>
          </table:table-cell>
          <table:table-cell table:number-columns-repeated="11"/>
        </table:table-row>
        <table:table-row table:style-name="ro1">
          <table:table-cell/>
          <table:table-cell table:style-name="ce9" table:formula="of:=STDEV([$Sheet3.G82:$Sheet3.G89];[$Sheet3.S35:$Sheet3.S36])/SQRT(COUNT([$Sheet3.G82:$Sheet3.G89];[$Sheet3.S35:$Sheet3.S36]))" office:value-type="float" office:value="0.6478835438717" calcext:value-type="float">
            <text:p>0.6478835438717</text:p>
          </table:table-cell>
          <table:table-cell table:style-name="ce9" table:formula="of:=STDEV([$Sheet3.S37:$Sheet3.S41];[$Sheet3.K1:$Sheet3.K9])/SQRT(COUNT([$Sheet3.S37:$Sheet3.S41];[$Sheet3.K1:$Sheet3.K9]))" office:value-type="float" office:value="1.39533855998095" calcext:value-type="float">
            <text:p>1.39533855998095</text:p>
          </table:table-cell>
          <table:table-cell table:style-name="ce9" table:formula="of:=STDEV([$Sheet3.G73:$Sheet3.G81];[$Sheet3.S33:$Sheet3.S34])/SQRT(COUNT([$Sheet3.G73:$Sheet3.G81];[$Sheet3.S33:$Sheet3.S34]))" office:value-type="float" office:value="1.02252411001186" calcext:value-type="float">
            <text:p>1.02252411001186</text:p>
          </table:table-cell>
          <table:table-cell table:number-columns-repeated="11"/>
        </table:table-row>
        <table:table-row table:style-name="ro1">
          <table:table-cell/>
          <table:table-cell table:style-name="ce8" table:number-columns-repeated="3"/>
          <table:table-cell table:number-columns-repeated="11"/>
        </table:table-row>
        <table:table-row table:style-name="ro1">
          <table:table-cell office:value-type="string" calcext:value-type="string">
            <text:p>G6Pdh-TRIP <text:s text:c="12"/>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/>
          <table:table-cell table:formula="of:=AVERAGE([$Sheet3.G28:$Sheet3.G40];[$Sheet3.S19:$Sheet3.S25])" office:value-type="float" office:value="13" calcext:value-type="float">
            <text:p>13</text:p>
          </table:table-cell>
          <table:table-cell table:formula="of:=AVERAGE([$Sheet3.G41:$Sheet3.G47];[$Sheet3.S26:$Sheet3.S32])" office:value-type="float" office:value="12.6153846153846" calcext:value-type="float">
            <text:p>12.6153846153846</text:p>
          </table:table-cell>
          <table:table-cell table:formula="of:=AVERAGE([$Sheet3.G20:$Sheet3.G27];[$Sheet3.S12:$Sheet3.S18])" office:value-type="float" office:value="6.75" calcext:value-type="float">
            <text:p>6.75</text:p>
          </table:table-cell>
          <table:table-cell table:number-columns-repeated="11"/>
        </table:table-row>
        <table:table-row table:style-name="ro1">
          <table:table-cell/>
          <table:table-cell table:style-name="ce9" table:formula="of:=STDEV([$Sheet3.S19:$Sheet3.S25];[$Sheet3.G28:$Sheet3.G40])/SQRT(COUNT([$Sheet3.S19:$Sheet3.S25];[$Sheet3.G28:$Sheet3.G40]))" office:value-type="float" office:value="2.5102730106973" calcext:value-type="float">
            <text:p>2.5102730106973</text:p>
          </table:table-cell>
          <table:table-cell table:style-name="ce9" table:formula="of:=STDEV([$Sheet3.G41:$Sheet3.G47];[$Sheet3.S26:$Sheet3.S32])/SQRT(COUNT([$Sheet3.G41:$Sheet3.G47];[$Sheet3.S26:$Sheet3.S32]))" office:value-type="float" office:value="2.49753329984335" calcext:value-type="float">
            <text:p>2.49753329984335</text:p>
          </table:table-cell>
          <table:table-cell table:style-name="ce9" table:formula="of:=STDEV([$Sheet3.S12:$Sheet3.S18];[$Sheet3.G20:$Sheet3.G27])/SQRT(COUNT([$Sheet3.S12:$Sheet3.S18];[$Sheet3.G20:$Sheet3.G27]))" office:value-type="float" office:value="1.23168399134902" calcext:value-type="float">
            <text:p>1.2316839913490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6-Pgd-TRIP <text:s text:c="18"/>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/>
          <table:table-cell table:formula="of:=AVERAGE([$Sheet3.G56:$Sheet3.G62];[$Sheet3.S47:$Sheet3.S53])" office:value-type="float" office:value="3.66666666666667" calcext:value-type="float">
            <text:p>3.66666666666667</text:p>
          </table:table-cell>
          <table:table-cell table:formula="of:=AVERAGE([$Sheet3.G63:$Sheet3.G72];[$Sheet3.S54:$Sheet3.S59])" office:value-type="float" office:value="13.6428571428571" calcext:value-type="float">
            <text:p>13.6428571428571</text:p>
          </table:table-cell>
          <table:table-cell table:formula="of:=AVERAGE([$Sheet3.G48:$Sheet3.G55];[$Sheet3.S42:$Sheet3.S46];[$Sheet3.O1:$Sheet3.O7])" office:value-type="float" office:value="4.15789473684211" calcext:value-type="float">
            <text:p>4.15789473684211</text:p>
          </table:table-cell>
          <table:table-cell table:number-columns-repeated="11"/>
        </table:table-row>
        <table:table-row table:style-name="ro1">
          <table:table-cell/>
          <table:table-cell table:style-name="ce9" table:formula="of:=STDEV([$Sheet3.G56:$Sheet3.G62];[$Sheet3.S47:$Sheet3.S53])/SQRT(COUNT([$Sheet3.G56:$Sheet3.G62];[$Sheet3.S47:$Sheet3.S53]))" office:value-type="float" office:value="0.979589689408765" calcext:value-type="float">
            <text:p>0.979589689408765</text:p>
          </table:table-cell>
          <table:table-cell table:style-name="ce9" table:formula="of:=STDEV([$Sheet3.S54:$Sheet3.S59];[$Sheet3.G63:$Sheet3.G72])/SQRT(COUNT([$Sheet3.S54:$Sheet3.S59];[$Sheet3.G63:$Sheet3.G72]))" office:value-type="float" office:value="2.39644228718173" calcext:value-type="float">
            <text:p>2.39644228718173</text:p>
          </table:table-cell>
          <table:table-cell table:style-name="ce9" table:formula="of:=STDEV([$Sheet3.G48:$Sheet3.G55];[$Sheet3.O1:$Sheet3.O7];[$Sheet3.S42:$Sheet3.S46])/SQRT(COUNT([$Sheet3.G48:$Sheet3.G55];[$Sheet3.O1:$Sheet3.O7];[$Sheet3.S42:$Sheet3.S46]))" office:value-type="float" office:value="0.654552916006233" calcext:value-type="float">
            <text:p>0.6545529160062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b repo, tub Gal80 ts</text:p>
          </table:table-cell>
          <table:table-cell office:value-type="string" calcext:value-type="string">
            <text:p>Day 30 LD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D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enotyp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ND42-RNAi <text:s text:c="20"/>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38"/></text:p>
          </table:table-cell>
          <table:table-cell table:style-name="ce7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/>
          <table:table-cell table:formula="of:=AVERAGE([$Sheet3.G1:$Sheet3.G12];[$Sheet3.O45:$Sheet3.O54])" office:value-type="float" office:value="5.73684210526316" calcext:value-type="float">
            <text:p>5.73684210526316</text:p>
          </table:table-cell>
          <table:table-cell table:formula="of:=AVERAGE([$Sheet3.G13:$Sheet3.G19];[$Sheet3.O55:$Sheet3.O60])" office:value-type="float" office:value="7.72727272727273" calcext:value-type="float">
            <text:p>7.72727272727273</text:p>
          </table:table-cell>
          <table:table-cell table:formula="of:=AVERAGE([$Sheet3.C61:$Sheet3.C70];[$Sheet3.O37:$Sheet3.O44])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table:style-name="ce9" table:formula="of:=STDEV([$Sheet3.G1:$Sheet3.G12];[$Sheet3.O45:$Sheet3.O54])/SQRT(COUNT([$Sheet3.G1:$Sheet3.G12];[$Sheet3.O45:$Sheet3.O54]))" office:value-type="float" office:value="0.576550060531754" calcext:value-type="float">
            <text:p>0.576550060531754</text:p>
          </table:table-cell>
          <table:table-cell table:style-name="ce9" table:formula="of:=STDEV([$Sheet3.G13:$Sheet3.G19];[$Sheet3.O55:$Sheet3.O60])/SQRT(COUNT([$Sheet3.G13:$Sheet3.G19];[$Sheet3.O55:$Sheet3.O60]))" office:value-type="float" office:value="1.27985019784568" calcext:value-type="float">
            <text:p>1.27985019784568</text:p>
          </table:table-cell>
          <table:table-cell table:style-name="ce9" table:formula="of:=STDEV([$Sheet3.C61:$Sheet3.C70];[$Sheet3.O37:$Sheet3.O44])/SQRT(COUNT([$Sheet3.C61:$Sheet3.C70];[$Sheet3.O37:$Sheet3.O44]))" office:value-type="float" office:value="0.56591645841811" calcext:value-type="float">
            <text:p>0.56591645841811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l-3 RNAi <text:s text:c="23"/>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38"/>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/>
          <table:table-cell table:formula="of:=AVERAGE([$Sheet3.C50:$Sheet3.C54];[$Sheet3.O31:$Sheet3.O36])" office:value-type="float" office:value="13.6363636363636" calcext:value-type="float">
            <text:p>13.6363636363636</text:p>
          </table:table-cell>
          <table:table-cell table:formula="of:=AVERAGE([$Sheet3.C55:$Sheet3.C60];[$Sheet3.K49:$Sheet3.K53])" office:value-type="float" office:value="5.1" calcext:value-type="float">
            <text:p>5.1</text:p>
          </table:table-cell>
          <table:table-cell table:formula="of:=AVERAGE([$Sheet3.C43:$Sheet3.C49];[$Sheet3.O24:$Sheet3.O30])" office:value-type="float" office:value="9.23076923076923" calcext:value-type="float">
            <text:p>9.23076923076923</text:p>
          </table:table-cell>
          <table:table-cell table:number-columns-repeated="11"/>
        </table:table-row>
        <table:table-row table:style-name="ro1">
          <table:table-cell/>
          <table:table-cell table:style-name="ce9" table:formula="of:=STDEV([$Sheet3.C50:$Sheet3.C54];[$Sheet3.O31:$Sheet3.O36])/SQRT(COUNT([$Sheet3.C50:$Sheet3.C54];[$Sheet3.O31:$Sheet3.O36]))" office:value-type="float" office:value="3.2453399521404" calcext:value-type="float">
            <text:p>3.2453399521404</text:p>
          </table:table-cell>
          <table:table-cell table:style-name="ce9" table:formula="of:=STDEV([$Sheet3.C55:$Sheet3.C60];[$Sheet3.K49:$Sheet3.K53])/SQRT(COUNT([$Sheet3.C55:$Sheet3.C60];[$Sheet3.K49:$Sheet3.K53]))" office:value-type="float" office:value="1.00498756211209" calcext:value-type="float">
            <text:p>1.00498756211209</text:p>
          </table:table-cell>
          <table:table-cell table:style-name="ce9" table:formula="of:=STDEV([$Sheet3.C43:$Sheet3.C49];[$Sheet3.O24:$Sheet3.O30])/SQRT(COUNT([$Sheet3.C43:$Sheet3.C49];[$Sheet3.O24:$Sheet3.O30]))" office:value-type="float" office:value="1.67237680606362" calcext:value-type="float">
            <text:p>1.67237680606362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G6Pdh-TRIP <text:s text:c="12"/>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 text:c="38"/>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table:formula="of:=AVERAGE([$Sheet3.C7:$Sheet3.C16];[$Sheet3.O17:$Sheet3.O23])" office:value-type="float" office:value="9.4" calcext:value-type="float">
            <text:p>9.4</text:p>
          </table:table-cell>
          <table:table-cell table:formula="of:=AVERAGE([$Sheet3.C17:$Sheet3.C21];[$Sheet3.K41:$Sheet3.K48])" office:value-type="float" office:value="16.6666666666667" calcext:value-type="float">
            <text:p>16.6666666666667</text:p>
          </table:table-cell>
          <table:table-cell table:formula="of:=AVERAGE([$Sheet3.C1:$Sheet3.C6];[$Sheet3.K37:$Sheet3.K40])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/>
          <table:table-cell table:style-name="ce9" table:formula="of:=STDEV([$Sheet3.C7:$Sheet3.C16];[$Sheet3.O17:$Sheet3.O23])/SQRT(COUNT([$Sheet3.C7:$Sheet3.C16];[$Sheet3.O17:$Sheet3.O23]))" office:value-type="float" office:value="1.37944088052266" calcext:value-type="float">
            <text:p>1.37944088052266</text:p>
          </table:table-cell>
          <table:table-cell table:style-name="ce9" table:formula="of:=STDEV([$Sheet3.C17:$Sheet3.C21];[$Sheet3.K41:$Sheet3.K48])/SQRT(COUNT([$Sheet3.C17:$Sheet3.C21];[$Sheet3.K41:$Sheet3.K48]))" office:value-type="float" office:value="3.29217008041563" calcext:value-type="float">
            <text:p>3.29217008041563</text:p>
          </table:table-cell>
          <table:table-cell table:style-name="ce9" table:formula="of:=STDEV([$Sheet3.C1:$Sheet3.C6];[$Sheet3.K37:$Sheet3.K40])/SQRT(COUNT([$Sheet3.C1:$Sheet3.C6];[$Sheet3.K37:$Sheet3.K40]))" office:value-type="float" office:value="2.49443825784929" calcext:value-type="float">
            <text:p>2.49443825784929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11"/>
        </table:table-row>
        <table:table-row table:style-name="ro1">
          <table:table-cell office:value-type="string" calcext:value-type="string">
            <text:p>6-Pgd-TRIP <text:s text:c="18"/>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/>
          <table:table-cell table:formula="of:=AVERAGE([$Sheet3.C28:$Sheet3.C38];[$Sheet3.K60:$Sheet3.K64])" office:value-type="float" office:value="17.8461538461538" calcext:value-type="float">
            <text:p>17.8461538461538</text:p>
          </table:table-cell>
          <table:table-cell table:formula="of:=AVERAGE([$Sheet3.C39:$Sheet3.C42];[$Sheet3.K65:$Sheet3.K69];[$Sheet3.O12:$Sheet3.O16])" office:value-type="float" office:value="13.2142857142857" calcext:value-type="float">
            <text:p>13.2142857142857</text:p>
          </table:table-cell>
          <table:table-cell table:formula="of:=AVERAGE([$Sheet3.C22:$Sheet3.C27];[$Sheet3.K54:$Sheet3.K59];[$Sheet3.O8:$Sheet3.O11])" office:value-type="float" office:value="5.5" calcext:value-type="float">
            <text:p>5.5</text:p>
          </table:table-cell>
          <table:table-cell table:number-columns-repeated="11"/>
        </table:table-row>
        <table:table-row table:style-name="ro1">
          <table:table-cell/>
          <table:table-cell table:style-name="ce9" table:formula="of:=STDEV([$Sheet3.C28:$Sheet3.C38];[$Sheet3.K60:$Sheet3.K64])/SQRT(COUNT([$Sheet3.C28:$Sheet3.C38];[$Sheet3.K60:$Sheet3.K64]))" office:value-type="float" office:value="3.35476345959331" calcext:value-type="float">
            <text:p>3.35476345959331</text:p>
          </table:table-cell>
          <table:table-cell table:style-name="ce9" table:formula="of:=STDEV([$Sheet3.C39:$Sheet3.C42];[$Sheet3.K65:$Sheet3.K69];[$Sheet3.O12:$Sheet3.O16])/SQRT(COUNT([$Sheet3.C39:$Sheet3.C42];[$Sheet3.K65:$Sheet3.K69];[$Sheet3.O12:$Sheet3.O16]))" office:value-type="float" office:value="2.90732037690041" calcext:value-type="float">
            <text:p>2.90732037690041</text:p>
          </table:table-cell>
          <table:table-cell table:style-name="ce9" table:formula="of:=STDEV([$Sheet3.C22:$Sheet3.C27];[$Sheet3.K54:$Sheet3.K59];[$Sheet3.O8:$Sheet3.O11])/SQRT(COUNT([$Sheet3.C22:$Sheet3.C27];[$Sheet3.K54:$Sheet3.K59];[$Sheet3.O8:$Sheet3.O11]))" office:value-type="float" office:value="1.28708717909604" calcext:value-type="float">
            <text:p>1.28708717909604</text:p>
          </table:table-cell>
          <table:table-cell table:number-columns-repeated="11"/>
        </table:table-row>
      </table:table>
      <table:table table:name="anova elav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holesLD</text:p>
          </table:table-cell>
          <table:table-cell office:value-type="string" calcext:value-type="string">
            <text:p>genotypeLD</text:p>
          </table:table-cell>
          <table:table-cell office:value-type="string" calcext:value-type="string">
            <text:p>holesLL</text:p>
          </table:table-cell>
          <table:table-cell office:value-type="string" calcext:value-type="string">
            <text:p>genotypeLL</text:p>
          </table:table-cell>
          <table:table-cell office:value-type="string" calcext:value-type="string">
            <text:p>holesDD</text:p>
          </table:table-cell>
          <table:table-cell office:value-type="string" calcext:value-type="string">
            <text:p>genotypeDD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D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D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D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D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D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D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ND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D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D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D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D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kl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D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l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l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l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l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k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l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k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l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l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6Pd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6Pd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6P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G6Pd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6Pd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l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6P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Pd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6Pd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6Pd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6Pd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6Pd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6Pd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6Pd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6Pd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6Pd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6Pd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6Pd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6Pd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6Pd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6Pd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6Pd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6Pd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6Pd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6Pd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6Pd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6Pd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6Pd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6Pd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6Pd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g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6Pd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g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6Pd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g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g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g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g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g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g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g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g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g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g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g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g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g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Pgd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Pgd</text:p>
          </table:table-cell>
        </table:table-row>
      </table:table>
      <table:table table:name="anova repo" table:style-name="ta1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holesLD</text:p>
          </table:table-cell>
          <table:table-cell office:value-type="string" calcext:value-type="string">
            <text:p>genotypeLD</text:p>
          </table:table-cell>
          <table:table-cell office:value-type="string" calcext:value-type="string">
            <text:p>holesLL</text:p>
          </table:table-cell>
          <table:table-cell office:value-type="string" calcext:value-type="string">
            <text:p>genotypeLL</text:p>
          </table:table-cell>
          <table:table-cell office:value-type="string" calcext:value-type="string">
            <text:p>holesDD</text:p>
          </table:table-cell>
          <table:table-cell office:value-type="string" calcext:value-type="string">
            <text:p>genotypeDD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D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D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D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D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D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D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D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D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D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D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D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l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D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l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D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D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D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l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D42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D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l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k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l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k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6Pd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kl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6Pd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l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6Pd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l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6Pd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l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6Pd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l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6Pd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l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G6Pd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l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6Pd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l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6Pd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6Pd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6Pd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l3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G6Pd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6Pd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6Pdh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6Pd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6Pd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6Pdh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6Pd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g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6Pdh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6Pd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g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6Pdh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6Pd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g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6Pdh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6Pd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g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6Pdh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6Pd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g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6Pdh</text:p>
          </table:table-cell>
          <table:table-cell table:number-columns-repeated="5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6Pd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g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6Pdh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6Pd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g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6Pdh</text:p>
          </table:table-cell>
          <table:table-cell table:number-columns-repeated="5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6Pd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g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6Pdh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6Pd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g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6Pd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G6Pd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g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6Pd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g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g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g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g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gd</text:p>
          </table:table-cell>
          <table:table-cell table:number-columns-repeated="5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gd</text:p>
          </table:table-cell>
          <table:table-cell table:number-columns-repeated="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gd</text:p>
          </table:table-cell>
          <table:table-cell table:number-columns-repeated="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gd</text:p>
          </table:table-cell>
          <table:table-cell table:number-columns-repeated="62"/>
        </table:table-row>
      </table:table>
      <table:table table:name="Sheet8" table:style-name="ta1"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holesND42</text:p>
          </table:table-cell>
          <table:table-cell office:value-type="string" calcext:value-type="string">
            <text:p>conditionND42</text:p>
          </table:table-cell>
          <table:table-cell office:value-type="string" calcext:value-type="string">
            <text:p>holeskl3</text:p>
          </table:table-cell>
          <table:table-cell office:value-type="string" calcext:value-type="string">
            <text:p>conditionkl3</text:p>
          </table:table-cell>
          <table:table-cell office:value-type="string" calcext:value-type="string">
            <text:p>holesG6TRIP</text:p>
          </table:table-cell>
          <table:table-cell office:value-type="string" calcext:value-type="string">
            <text:p>conditionG6TRIP</text:p>
          </table:table-cell>
          <table:table-cell office:value-type="string" calcext:value-type="string">
            <text:p>holesPgdTRIP</text:p>
          </table:table-cell>
          <table:table-cell office:value-type="string" calcext:value-type="string">
            <text:p>conditionPgdTRI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L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L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</table:table-row>
      </table:table>
      <table:table table:name="Sheet9" table:style-name="ta1">
        <table:table-column table:style-name="co4" table:number-columns-repeated="15" table:default-cell-style-name="Default"/>
        <table:table-row table:style-name="ro1">
          <table:table-cell office:value-type="string" calcext:value-type="string">
            <text:p>holesND42</text:p>
          </table:table-cell>
          <table:table-cell office:value-type="string" calcext:value-type="string">
            <text:p>conditionND42</text:p>
          </table:table-cell>
          <table:table-cell office:value-type="string" calcext:value-type="string">
            <text:p>holeskl3</text:p>
          </table:table-cell>
          <table:table-cell office:value-type="string" calcext:value-type="string">
            <text:p>conditionkl3</text:p>
          </table:table-cell>
          <table:table-cell office:value-type="string" calcext:value-type="string">
            <text:p>holesG6TRIP</text:p>
          </table:table-cell>
          <table:table-cell office:value-type="string" calcext:value-type="string">
            <text:p>conditionG6TRIP</text:p>
          </table:table-cell>
          <table:table-cell office:value-type="string" calcext:value-type="string">
            <text:p>holesPgdTRIP</text:p>
          </table:table-cell>
          <table:table-cell office:value-type="string" calcext:value-type="string">
            <text:p>conditionPgdTRIP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D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L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L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D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D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D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DD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D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D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D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D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string" calcext:value-type="string">
            <text:p>Pg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2">00/00/0000</text:date>, <text:time style:data-style-name="N2" text:time-value="11:40:19.5128660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17:59:52.485666579</meta:creation-date>
    <dc:date>2022-10-02T11:47:59.575271320</dc:date>
    <meta:editing-duration>PT22H52M29S</meta:editing-duration>
    <meta:editing-cycles>81</meta:editing-cycles>
    <meta:generator>LibreOffice/6.4.7.2$Linux_X86_64 LibreOffice_project/40$Build-2</meta:generator>
    <meta:print-date>2021-05-28T14:23:55.980951580</meta:print-date>
    <meta:document-statistic meta:table-count="9" meta:cell-count="276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fals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5" chart:origin="0" chart:interval-major="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Sheet4.H6:Sheet4.H9" chart:error-lower-range="Sheet4.H6:Sheet4.H9"/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4.H6:Sheet4.H9" chart:error-lower-range="Sheet4.H6:Sheet4.H9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ell-range" chart:error-upper-range="Sheet4.I6:Sheet4.I9" chart:error-lower-range="Sheet4.I6:Sheet4.I9"/>
      <style:graphic-properties draw:stroke="none" draw:fill-color="#ff6d6d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4.I6:Sheet4.I9" chart:error-lower-range="Sheet4.I6:Sheet4.I9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4.J6:Sheet4.J9" chart:error-lower-range="Sheet4.J6:Sheet4.J9"/>
      <style:graphic-properties draw:stroke="none" draw:fill-color="#8d281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4.J6:Sheet4.J9" chart:error-lower-range="Sheet4.J6:Sheet4.J9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Sheet4.M6:Sheet4.M9" chart:error-lower-range="Sheet4.M6:Sheet4.M9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4.M6:Sheet4.M9" chart:error-lower-range="Sheet4.M6:Sheet4.M9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link-data-style-to-source="true" chart:error-category="cell-range" chart:error-upper-range="Sheet4.N6:Sheet4.N9" chart:error-lower-range="Sheet4.N6:Sheet4.N9"/>
      <style:graphic-properties draw:stroke="none" draw:fill-color="#afd095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4.N6:Sheet4.N9" chart:error-lower-range="Sheet4.N6:Sheet4.N9" loext:std-weight="1"/>
      <style:graphic-properties draw:stroke="solid" svg:stroke-width="0cm" svg:stroke-color="#000000" svg:stroke-opacity="100%" draw:stroke-linejoin="round"/>
    </style:style>
    <style:style style:name="ch18" style:family="chart" style:data-style-name="N0">
      <style:chart-properties chart:link-data-style-to-source="true" chart:error-category="cell-range" chart:error-upper-range="Sheet4.O6:Sheet4.O9" chart:error-lower-range="Sheet4.O6:Sheet4.O9"/>
      <style:graphic-properties draw:stroke="none" draw:fill-color="#127622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Sheet4.O6:Sheet4.O9" chart:error-lower-range="Sheet4.O6:Sheet4.O9" loext:std-weight="1"/>
      <style:graphic-properties draw:stroke="solid" svg:stroke-width="0cm" svg:stroke-color="#000000" svg:stroke-opacity="100%" draw:stroke-linejoin="roun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6.09cm" svg:height="12.464cm" xlink:href=".." xlink:type="simple" chart:class="chart:bar" chart:style-name="ch1">
        <chart:legend chart:legend-position="end" svg:x="24.859cm" svg:y="4.688cm" style:legend-expansion="high" chart:style-name="ch2"/>
        <chart:plot-area chart:style-name="ch3" table:cell-range-address="Sheet4.H1:Sheet4.J5 Sheet4.M1:Sheet4.O5" chart:data-source-has-labels="row" svg:x="0.521cm" svg:y="0.249cm" svg:width="23.817cm" svg:height="11.966cm">
          <chartooo:coordinate-region svg:x="1.142cm" svg:y="0.448cm" svg:width="23.196cm" svg:height="11.5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H2:Sheet4.H5" chart:label-cell-address="Sheet4.H1:Sheet4.H1" chart:class="chart:bar">
            <chart:error-indicator chart:style-name="ch8" chart:dimension="y"/>
            <chart:data-point chart:style-name="ch9"/>
            <chart:data-point chart:repeated="3"/>
          </chart:series>
          <chart:series chart:style-name="ch10" chart:values-cell-range-address="Sheet4.I2:Sheet4.I5" chart:label-cell-address="Sheet4.I1:Sheet4.I1" chart:class="chart:bar">
            <chart:error-indicator chart:style-name="ch11" chart:dimension="y"/>
            <chart:data-point chart:repeated="4"/>
          </chart:series>
          <chart:series chart:style-name="ch12" chart:values-cell-range-address="Sheet4.J2:Sheet4.J5" chart:label-cell-address="Sheet4.J1:Sheet4.J1" chart:class="chart:bar">
            <chart:error-indicator chart:style-name="ch13" chart:dimension="y"/>
            <chart:data-point chart:repeated="4"/>
          </chart:series>
          <chart:series chart:style-name="ch14" chart:values-cell-range-address="Sheet4.M2:Sheet4.M5" chart:label-cell-address="Sheet4.M1:Sheet4.M1" chart:class="chart:bar">
            <chart:error-indicator chart:style-name="ch15" chart:dimension="y"/>
            <chart:data-point chart:repeated="4"/>
          </chart:series>
          <chart:series chart:style-name="ch16" chart:values-cell-range-address="Sheet4.N2:Sheet4.N5" chart:label-cell-address="Sheet4.N1:Sheet4.N1" chart:class="chart:bar">
            <chart:error-indicator chart:style-name="ch17" chart:dimension="y"/>
            <chart:data-point chart:repeated="4"/>
          </chart:series>
          <chart:series chart:style-name="ch18" chart:values-cell-range-address="Sheet4.O2:Sheet4.O5" chart:label-cell-address="Sheet4.O1:Sheet4.O1" chart:class="chart:bar">
            <chart:error-indicator chart:style-name="ch19" chart:dimension="y"/>
            <chart:data-point chart:repeated="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</text:p>
                <draw:g>
                  <svg:desc>Sheet4.H1:Sheet4.H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Column H</text:p>
              </table:table-cell>
              <table:table-cell office:value-type="string">
                <text:p>LL</text:p>
                <draw:g>
                  <svg:desc>Sheet4.I1:Sheet4.I1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I</text:p>
              </table:table-cell>
              <table:table-cell office:value-type="string">
                <text:p>DD</text:p>
                <draw:g>
                  <svg:desc>Sheet4.J1:Sheet4.J1</svg:desc>
                </draw:g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LD</text:p>
                <draw:g>
                  <svg:desc>Sheet4.M1:Sheet4.M1</svg:desc>
                </draw:g>
              </table:table-cell>
              <table:table-cell office:value-type="string">
                <text:p>Column M</text:p>
              </table:table-cell>
              <table:table-cell office:value-type="string">
                <text:p>Column M</text:p>
              </table:table-cell>
              <table:table-cell office:value-type="string">
                <text:p>LL</text:p>
                <draw:g>
                  <svg:desc>Sheet4.N1:Sheet4.N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DD</text:p>
                <draw:g>
                  <svg:desc>Sheet4.O1:Sheet4.O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8571428571429">
                <text:p>5.78571428571429</text:p>
                <draw:g>
                  <svg:desc>Sheet4.H2:Sheet4.H5</svg:desc>
                </draw:g>
              </table:table-cell>
              <table:table-cell office:value-type="float" office:value="0.686724769533551">
                <text:p>0.686724769533551</text:p>
                <draw:g>
                  <svg:desc>Sheet4.H6:Sheet4.H9</svg:desc>
                </draw:g>
              </table:table-cell>
              <table:table-cell office:value-type="float" office:value="0.686724769533551">
                <text:p>0.686724769533551</text:p>
                <draw:g>
                  <svg:desc>Sheet4.H6:Sheet4.H9</svg:desc>
                </draw:g>
              </table:table-cell>
              <table:table-cell office:value-type="float" office:value="13.1">
                <text:p>13.1</text:p>
                <draw:g>
                  <svg:desc>Sheet4.I2:Sheet4.I5</svg:desc>
                </draw:g>
              </table:table-cell>
              <table:table-cell office:value-type="float" office:value="2.62233992202892">
                <text:p>2.62233992202892</text:p>
                <draw:g>
                  <svg:desc>Sheet4.I6:Sheet4.I9</svg:desc>
                </draw:g>
              </table:table-cell>
              <table:table-cell office:value-type="float" office:value="2.62233992202892">
                <text:p>2.62233992202892</text:p>
                <draw:g>
                  <svg:desc>Sheet4.I6:Sheet4.I9</svg:desc>
                </draw:g>
              </table:table-cell>
              <table:table-cell office:value-type="float" office:value="6.73333333333333">
                <text:p>6.73333333333333</text:p>
                <draw:g>
                  <svg:desc>Sheet4.J2:Sheet4.J5</svg:desc>
                </draw:g>
              </table:table-cell>
              <table:table-cell office:value-type="float" office:value="0.720229240402081">
                <text:p>0.720229240402081</text:p>
                <draw:g>
                  <svg:desc>Sheet4.J6:Sheet4.J9</svg:desc>
                </draw:g>
              </table:table-cell>
              <table:table-cell office:value-type="float" office:value="0.720229240402081">
                <text:p>0.720229240402081</text:p>
                <draw:g>
                  <svg:desc>Sheet4.J6:Sheet4.J9</svg:desc>
                </draw:g>
              </table:table-cell>
              <table:table-cell office:value-type="float" office:value="5.73684210526316">
                <text:p>5.73684210526316</text:p>
                <draw:g>
                  <svg:desc>Sheet4.M2:Sheet4.M5</svg:desc>
                </draw:g>
              </table:table-cell>
              <table:table-cell office:value-type="float" office:value="0.576550060531754">
                <text:p>0.576550060531754</text:p>
                <draw:g>
                  <svg:desc>Sheet4.M6:Sheet4.M9</svg:desc>
                </draw:g>
              </table:table-cell>
              <table:table-cell office:value-type="float" office:value="0.576550060531754">
                <text:p>0.576550060531754</text:p>
                <draw:g>
                  <svg:desc>Sheet4.M6:Sheet4.M9</svg:desc>
                </draw:g>
              </table:table-cell>
              <table:table-cell office:value-type="float" office:value="7.72727272727273">
                <text:p>7.72727272727273</text:p>
                <draw:g>
                  <svg:desc>Sheet4.N2:Sheet4.N5</svg:desc>
                </draw:g>
              </table:table-cell>
              <table:table-cell office:value-type="float" office:value="1.27985019784568">
                <text:p>1.27985019784568</text:p>
                <draw:g>
                  <svg:desc>Sheet4.N6:Sheet4.N9</svg:desc>
                </draw:g>
              </table:table-cell>
              <table:table-cell office:value-type="float" office:value="1.27985019784568">
                <text:p>1.27985019784568</text:p>
                <draw:g>
                  <svg:desc>Sheet4.N6:Sheet4.N9</svg:desc>
                </draw:g>
              </table:table-cell>
              <table:table-cell office:value-type="float" office:value="3">
                <text:p>3</text:p>
                <draw:g>
                  <svg:desc>Sheet4.O2:Sheet4.O5</svg:desc>
                </draw:g>
              </table:table-cell>
              <table:table-cell office:value-type="float" office:value="0.56591645841811">
                <text:p>0.56591645841811</text:p>
                <draw:g>
                  <svg:desc>Sheet4.O6:Sheet4.O9</svg:desc>
                </draw:g>
              </table:table-cell>
              <table:table-cell office:value-type="float" office:value="0.56591645841811">
                <text:p>0.56591645841811</text:p>
                <draw:g>
                  <svg:desc>Sheet4.O6:Sheet4.O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5555555555556">
                <text:p>3.55555555555556</text:p>
              </table:table-cell>
              <table:table-cell office:value-type="float" office:value="0.6478835438717">
                <text:p>0.6478835438717</text:p>
              </table:table-cell>
              <table:table-cell office:value-type="float" office:value="0.6478835438717">
                <text:p>0.6478835438717</text:p>
              </table:table-cell>
              <table:table-cell office:value-type="float" office:value="8.5">
                <text:p>8.5</text:p>
              </table:table-cell>
              <table:table-cell office:value-type="float" office:value="1.39533855998095">
                <text:p>1.39533855998095</text:p>
              </table:table-cell>
              <table:table-cell office:value-type="float" office:value="1.39533855998095">
                <text:p>1.39533855998095</text:p>
              </table:table-cell>
              <table:table-cell office:value-type="float" office:value="3.7">
                <text:p>3.7</text:p>
              </table:table-cell>
              <table:table-cell office:value-type="float" office:value="1.02252411001186">
                <text:p>1.02252411001186</text:p>
              </table:table-cell>
              <table:table-cell office:value-type="float" office:value="1.02252411001186">
                <text:p>1.02252411001186</text:p>
              </table:table-cell>
              <table:table-cell office:value-type="float" office:value="13.6363636363636">
                <text:p>13.6363636363636</text:p>
              </table:table-cell>
              <table:table-cell office:value-type="float" office:value="3.2453399521404">
                <text:p>3.2453399521404</text:p>
              </table:table-cell>
              <table:table-cell office:value-type="float" office:value="3.2453399521404">
                <text:p>3.2453399521404</text:p>
              </table:table-cell>
              <table:table-cell office:value-type="float" office:value="5.1">
                <text:p>5.1</text:p>
              </table:table-cell>
              <table:table-cell office:value-type="float" office:value="1.00498756211209">
                <text:p>1.00498756211209</text:p>
              </table:table-cell>
              <table:table-cell office:value-type="float" office:value="1.00498756211209">
                <text:p>1.00498756211209</text:p>
              </table:table-cell>
              <table:table-cell office:value-type="float" office:value="9.23076923076923">
                <text:p>9.23076923076923</text:p>
              </table:table-cell>
              <table:table-cell office:value-type="float" office:value="1.67237680606362">
                <text:p>1.67237680606362</text:p>
              </table:table-cell>
              <table:table-cell office:value-type="float" office:value="1.67237680606362">
                <text:p>1.672376806063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.5102730106973">
                <text:p>2.5102730106973</text:p>
              </table:table-cell>
              <table:table-cell office:value-type="float" office:value="2.5102730106973">
                <text:p>2.5102730106973</text:p>
              </table:table-cell>
              <table:table-cell office:value-type="float" office:value="12.6153846153846">
                <text:p>12.6153846153846</text:p>
              </table:table-cell>
              <table:table-cell office:value-type="float" office:value="2.49753329984335">
                <text:p>2.49753329984335</text:p>
              </table:table-cell>
              <table:table-cell office:value-type="float" office:value="2.49753329984335">
                <text:p>2.49753329984335</text:p>
              </table:table-cell>
              <table:table-cell office:value-type="float" office:value="6.75">
                <text:p>6.75</text:p>
              </table:table-cell>
              <table:table-cell office:value-type="float" office:value="1.23168399134902">
                <text:p>1.23168399134902</text:p>
              </table:table-cell>
              <table:table-cell office:value-type="float" office:value="1.23168399134902">
                <text:p>1.23168399134902</text:p>
              </table:table-cell>
              <table:table-cell office:value-type="float" office:value="9.4">
                <text:p>9.4</text:p>
              </table:table-cell>
              <table:table-cell office:value-type="float" office:value="1.37944088052266">
                <text:p>1.37944088052266</text:p>
              </table:table-cell>
              <table:table-cell office:value-type="float" office:value="1.37944088052266">
                <text:p>1.37944088052266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3.29217008041563">
                <text:p>3.29217008041563</text:p>
              </table:table-cell>
              <table:table-cell office:value-type="float" office:value="3.29217008041563">
                <text:p>3.29217008041563</text:p>
              </table:table-cell>
              <table:table-cell office:value-type="float" office:value="11">
                <text:p>11</text:p>
              </table:table-cell>
              <table:table-cell office:value-type="float" office:value="2.49443825784929">
                <text:p>2.49443825784929</text:p>
              </table:table-cell>
              <table:table-cell office:value-type="float" office:value="2.49443825784929">
                <text:p>2.49443825784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0.979589689408765">
                <text:p>0.979589689408765</text:p>
              </table:table-cell>
              <table:table-cell office:value-type="float" office:value="0.979589689408765">
                <text:p>0.979589689408765</text:p>
              </table:table-cell>
              <table:table-cell office:value-type="float" office:value="13.6428571428571">
                <text:p>13.6428571428571</text:p>
              </table:table-cell>
              <table:table-cell office:value-type="float" office:value="2.39644228718173">
                <text:p>2.39644228718173</text:p>
              </table:table-cell>
              <table:table-cell office:value-type="float" office:value="2.39644228718173">
                <text:p>2.39644228718173</text:p>
              </table:table-cell>
              <table:table-cell office:value-type="float" office:value="4.15789473684211">
                <text:p>4.15789473684211</text:p>
              </table:table-cell>
              <table:table-cell office:value-type="float" office:value="0.654552916006233">
                <text:p>0.654552916006233</text:p>
              </table:table-cell>
              <table:table-cell office:value-type="float" office:value="0.654552916006233">
                <text:p>0.654552916006233</text:p>
              </table:table-cell>
              <table:table-cell office:value-type="float" office:value="17.8461538461538">
                <text:p>17.8461538461538</text:p>
              </table:table-cell>
              <table:table-cell office:value-type="float" office:value="3.35476345959331">
                <text:p>3.35476345959331</text:p>
              </table:table-cell>
              <table:table-cell office:value-type="float" office:value="3.35476345959331">
                <text:p>3.35476345959331</text:p>
              </table:table-cell>
              <table:table-cell office:value-type="float" office:value="13.2142857142857">
                <text:p>13.2142857142857</text:p>
              </table:table-cell>
              <table:table-cell office:value-type="float" office:value="2.90732037690041">
                <text:p>2.90732037690041</text:p>
              </table:table-cell>
              <table:table-cell office:value-type="float" office:value="2.90732037690041">
                <text:p>2.90732037690041</text:p>
              </table:table-cell>
              <table:table-cell office:value-type="float" office:value="5.5">
                <text:p>5.5</text:p>
              </table:table-cell>
              <table:table-cell office:value-type="float" office:value="1.28708717909604">
                <text:p>1.28708717909604</text:p>
              </table:table-cell>
              <table:table-cell office:value-type="float" office:value="1.28708717909604">
                <text:p>1.287087179096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error-category="cell-range" chart:error-upper-range="Sheet4.H7:Sheet4.J7" chart:error-lower-range="Sheet4.H7:Sheet4.J7"/>
      <style:graphic-properties draw:stroke="none" draw:fill-color="#ff0000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Sheet4.H7:Sheet4.J7" chart:error-lower-range="Sheet4.H7:Sheet4.J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link-data-style-to-source="true" chart:error-category="cell-range" chart:error-upper-range="Sheet4.H8:Sheet4.J8" chart:error-lower-range="Sheet4.H8:Sheet4.J8"/>
      <style:graphic-properties draw:stroke="none" draw:fill-color="#ff6d6d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4.H8:Sheet4.J8" chart:error-lower-range="Sheet4.H8:Sheet4.J8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Sheet4.H9:Sheet4.J9" chart:error-lower-range="Sheet4.H9:Sheet4.J9"/>
      <style:graphic-properties draw:stroke="none" draw:fill-color="#8d281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4.H9:Sheet4.J9" chart:error-lower-range="Sheet4.H9:Sheet4.J9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8.995cm" xlink:href=".." xlink:type="simple" chart:class="chart:bar" chart:style-name="ch1">
        <chart:legend chart:legend-position="end" svg:x="14.762cm" svg:y="3.7cm" style:legend-expansion="high" chart:style-name="ch2"/>
        <chart:plot-area chart:style-name="ch3" table:cell-range-address="Sheet4.H1:Sheet4.J1 Sheet4.H3:Sheet4.J5" chart:data-source-has-labels="row" svg:x="0.319cm" svg:y="0.179cm" svg:width="14.124cm" svg:height="8.637cm">
          <chartooo:coordinate-region svg:x="0.94cm" svg:y="0.378cm" svg:width="13.503cm" svg:height="8.239cm"/>
          <chart:axis chart:dimension="x" chart:name="primary-x" chart:style-name="ch4"/>
          <chart:axis chart:dimension="y" chart:name="primary-y" chart:style-name="ch5"/>
          <chart:series chart:style-name="ch6" chart:values-cell-range-address="Sheet4.H3:Sheet4.H5" chart:label-cell-address="Sheet4.H1:Sheet4.H1" chart:class="chart:bar">
            <chart:error-indicator chart:style-name="ch7" chart:dimension="y"/>
            <chart:data-point chart:repeated="3"/>
          </chart:series>
          <chart:series chart:style-name="ch8" chart:values-cell-range-address="Sheet4.I3:Sheet4.I5" chart:label-cell-address="Sheet4.I1:Sheet4.I1" chart:class="chart:bar">
            <chart:error-indicator chart:style-name="ch9" chart:dimension="y"/>
            <chart:data-point chart:repeated="3"/>
          </chart:series>
          <chart:series chart:style-name="ch10" chart:values-cell-range-address="Sheet4.J3:Sheet4.J5" chart:label-cell-address="Sheet4.J1:Sheet4.J1" chart:class="chart:bar">
            <chart:error-indicator chart:style-name="ch11" chart:dimension="y"/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D</text:p>
                <draw:g>
                  <svg:desc>Sheet4.H1:Sheet4.H1</svg:desc>
                </draw:g>
              </table:table-cell>
              <table:table-cell office:value-type="string">
                <text:p>Row 7</text:p>
              </table:table-cell>
              <table:table-cell office:value-type="string">
                <text:p>Row 7</text:p>
              </table:table-cell>
              <table:table-cell office:value-type="string">
                <text:p>LL</text:p>
                <draw:g>
                  <svg:desc>Sheet4.I1:Sheet4.I1</svg:desc>
                </draw:g>
              </table:table-cell>
              <table:table-cell office:value-type="string">
                <text:p>Row 8</text:p>
              </table:table-cell>
              <table:table-cell office:value-type="string">
                <text:p>Row 8</text:p>
              </table:table-cell>
              <table:table-cell office:value-type="string">
                <text:p>DD</text:p>
                <draw:g>
                  <svg:desc>Sheet4.J1:Sheet4.J1</svg:desc>
                </draw:g>
              </table:table-cell>
              <table:table-cell office:value-type="string">
                <text:p>Row 9</text:p>
              </table:table-cell>
              <table:table-cell office:value-type="string">
                <text:p>Row 9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.55555555555556">
                <text:p>3.55555555555556</text:p>
                <draw:g>
                  <svg:desc>Sheet4.H3:Sheet4.H5</svg:desc>
                </draw:g>
              </table:table-cell>
              <table:table-cell office:value-type="float" office:value="0.6478835438717">
                <text:p>0.6478835438717</text:p>
                <draw:g>
                  <svg:desc>Sheet4.H7:Sheet4.J7</svg:desc>
                </draw:g>
              </table:table-cell>
              <table:table-cell office:value-type="float" office:value="0.6478835438717">
                <text:p>0.6478835438717</text:p>
                <draw:g>
                  <svg:desc>Sheet4.H7:Sheet4.J7</svg:desc>
                </draw:g>
              </table:table-cell>
              <table:table-cell office:value-type="float" office:value="8.5">
                <text:p>8.5</text:p>
                <draw:g>
                  <svg:desc>Sheet4.I3:Sheet4.I5</svg:desc>
                </draw:g>
              </table:table-cell>
              <table:table-cell office:value-type="float" office:value="2.5102730106973">
                <text:p>2.5102730106973</text:p>
                <draw:g>
                  <svg:desc>Sheet4.H8:Sheet4.J8</svg:desc>
                </draw:g>
              </table:table-cell>
              <table:table-cell office:value-type="float" office:value="2.5102730106973">
                <text:p>2.5102730106973</text:p>
                <draw:g>
                  <svg:desc>Sheet4.H8:Sheet4.J8</svg:desc>
                </draw:g>
              </table:table-cell>
              <table:table-cell office:value-type="float" office:value="3.7">
                <text:p>3.7</text:p>
                <draw:g>
                  <svg:desc>Sheet4.J3:Sheet4.J5</svg:desc>
                </draw:g>
              </table:table-cell>
              <table:table-cell office:value-type="float" office:value="0.979589689408765">
                <text:p>0.979589689408765</text:p>
                <draw:g>
                  <svg:desc>Sheet4.H9:Sheet4.J9</svg:desc>
                </draw:g>
              </table:table-cell>
              <table:table-cell office:value-type="float" office:value="0.979589689408765">
                <text:p>0.979589689408765</text:p>
                <draw:g>
                  <svg:desc>Sheet4.H9:Sheet4.J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1.39533855998095">
                <text:p>1.39533855998095</text:p>
              </table:table-cell>
              <table:table-cell office:value-type="float" office:value="1.39533855998095">
                <text:p>1.39533855998095</text:p>
              </table:table-cell>
              <table:table-cell office:value-type="float" office:value="12.6153846153846">
                <text:p>12.6153846153846</text:p>
              </table:table-cell>
              <table:table-cell office:value-type="float" office:value="2.49753329984335">
                <text:p>2.49753329984335</text:p>
              </table:table-cell>
              <table:table-cell office:value-type="float" office:value="2.49753329984335">
                <text:p>2.49753329984335</text:p>
              </table:table-cell>
              <table:table-cell office:value-type="float" office:value="6.75">
                <text:p>6.75</text:p>
              </table:table-cell>
              <table:table-cell office:value-type="float" office:value="2.39644228718173">
                <text:p>2.39644228718173</text:p>
              </table:table-cell>
              <table:table-cell office:value-type="float" office:value="2.39644228718173">
                <text:p>2.396442287181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.02252411001186">
                <text:p>1.02252411001186</text:p>
              </table:table-cell>
              <table:table-cell office:value-type="float" office:value="1.02252411001186">
                <text:p>1.02252411001186</text:p>
              </table:table-cell>
              <table:table-cell office:value-type="float" office:value="13.6428571428571">
                <text:p>13.6428571428571</text:p>
              </table:table-cell>
              <table:table-cell office:value-type="float" office:value="1.23168399134902">
                <text:p>1.23168399134902</text:p>
              </table:table-cell>
              <table:table-cell office:value-type="float" office:value="1.23168399134902">
                <text:p>1.23168399134902</text:p>
              </table:table-cell>
              <table:table-cell office:value-type="float" office:value="4.15789473684211">
                <text:p>4.15789473684211</text:p>
              </table:table-cell>
              <table:table-cell office:value-type="float" office:value="0.654552916006233">
                <text:p>0.654552916006233</text:p>
              </table:table-cell>
              <table:table-cell office:value-type="float" office:value="0.654552916006233">
                <text:p>0.6545529160062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